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146in"/>
    </style:style>
    <style:style style:name="co6" style:family="table-column">
      <style:table-column-properties fo:break-before="auto" style:column-width="1.0791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peed</text:p>
          </table:table-cell>
          <table:table-cell office:value-type="string">
            <text:p>Speed Ratio</text:p>
          </table:table-cell>
          <table:table-cell office:value-type="string">
            <text:p>Units Affected</text:p>
          </table:table-cell>
          <table:table-cell office:value-type="string">
            <text:p>Types Affecte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string">
            <text:p>Fighter Propulsion Engines I</text:p>
          </table:table-cell>
          <table:table-cell office:value-type="string">
            <text:p>fprop1</text:p>
          </table:table-cell>
          <table:table-cell office:value-type="float" office:value="300">
            <text:p>300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ight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mber Propulsion Engines I</text:p>
          </table:table-cell>
          <table:table-cell office:value-type="string">
            <text:p>bprop1</text:p>
          </table:table-cell>
          <table:table-cell office:value-type="float" office:value="400">
            <text:p>40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mb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pital Ship Subwarp Engines I</text:p>
          </table:table-cell>
          <table:table-cell office:value-type="string">
            <text:p>csprop1</text:p>
          </table:table-cell>
          <table:table-cell office:value-type="float" office:value="500">
            <text:p>500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Capital Ship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7">07/07/2008</text:date>, <text:time>15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07T15:50:00</dc:date>
    <meta:editing-cycles>2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